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688044998.773062-parser_log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leaning_start__avg_removed_p_in_itrs</text:p>
          </table:table-cell>
          <table:table-cell office:value-type="string" calcext:value-type="string">
            <text:p>cleaning_end__avg_removed_p_in_itrs</text:p>
          </table:table-cell>
          <table:table-cell office:value-type="string" calcext:value-type="string">
            <text:p>min_it_duration</text:p>
          </table:table-cell>
          <table:table-cell office:value-type="string" calcext:value-type="string">
            <text:p>max_it_duration</text:p>
          </table:table-cell>
          <table:table-cell office:value-type="string" calcext:value-type="string">
            <text:p>avg_it_duration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969" calcext:value-type="float">
            <text:p>0.969</text:p>
          </table:table-cell>
          <table:table-cell office:value-type="float" office:value="0.152" calcext:value-type="float">
            <text:p>0.152</text:p>
          </table:table-cell>
          <table:table-cell office:value-type="float" office:value="59.3582078933716" calcext:value-type="float">
            <text:p>59.3582078933716</text:p>
          </table:table-cell>
          <table:table-cell office:value-type="float" office:value="59.8559223175049" calcext:value-type="float">
            <text:p>59.8559223175049</text:p>
          </table:table-cell>
          <table:table-cell table:style-name="ce2" office:value-type="float" office:value="59.7969063699245" calcext:value-type="float">
            <text:p>59.796906369924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159513148186739" calcext:value-type="float">
            <text:p>0.015951314818674</text:p>
          </table:table-cell>
          <table:table-cell office:value-type="float" office:value="0.0482585628556103" calcext:value-type="float">
            <text:p>0.04825856285561</text:p>
          </table:table-cell>
          <table:table-cell office:value-type="float" office:value="0.295544260114855" calcext:value-type="float">
            <text:p>0.295544260114855</text:p>
          </table:table-cell>
          <table:table-cell office:value-type="float" office:value="0.000929929241892693" calcext:value-type="float">
            <text:p>0.000929929241893</text:p>
          </table:table-cell>
          <table:table-cell office:value-type="float" office:value="0.00733418206045395" calcext:value-type="float">
            <text:p>0.0073341820604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94" calcext:value-type="float">
            <text:p>0.94</text:p>
          </table:table-cell>
          <table:table-cell office:value-type="float" office:value="0.07" calcext:value-type="float">
            <text:p>0.07</text:p>
          </table:table-cell>
          <table:table-cell table:style-name="ce2" office:value-type="float" office:value="58.8195679187775" calcext:value-type="float">
            <text:p>58.8195679187775</text:p>
          </table:table-cell>
          <table:table-cell office:value-type="float" office:value="59.8549089431763" calcext:value-type="float">
            <text:p>59.8549089431763</text:p>
          </table:table-cell>
          <table:table-cell office:value-type="float" office:value="59.7847615981102" calcext:value-type="float">
            <text:p>59.7847615981102</text:p>
          </table:table-cell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0.96" calcext:value-type="float">
            <text:p>0.96</text:p>
          </table:table-cell>
          <table:table-cell office:value-type="float" office:value="0.125" calcext:value-type="float">
            <text:p>0.125</text:p>
          </table:table-cell>
          <table:table-cell office:value-type="float" office:value="59.2349784374237" calcext:value-type="float">
            <text:p>59.2349784374237</text:p>
          </table:table-cell>
          <table:table-cell office:value-type="float" office:value="59.8552598357201" calcext:value-type="float">
            <text:p>59.8552598357201</text:p>
          </table:table-cell>
          <table:table-cell office:value-type="float" office:value="59.7935672426224" calcext:value-type="float">
            <text:p>59.7935672426224</text:p>
          </table:table-cell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0.975" calcext:value-type="float">
            <text:p>0.975</text:p>
          </table:table-cell>
          <table:table-cell office:value-type="float" office:value="0.14" calcext:value-type="float">
            <text:p>0.14</text:p>
          </table:table-cell>
          <table:table-cell office:value-type="float" office:value="59.3383214473724" calcext:value-type="float">
            <text:p>59.3383214473724</text:p>
          </table:table-cell>
          <table:table-cell office:value-type="float" office:value="59.8557025194168" calcext:value-type="float">
            <text:p>59.8557025194168</text:p>
          </table:table-cell>
          <table:table-cell office:value-type="float" office:value="59.7962621676922" calcext:value-type="float">
            <text:p>59.7962621676922</text:p>
          </table:table-cell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59.6469792723656" calcext:value-type="float">
            <text:p>59.6469792723656</text:p>
          </table:table-cell>
          <table:table-cell office:value-type="float" office:value="59.8561069369316" calcext:value-type="float">
            <text:p>59.8561069369316</text:p>
          </table:table-cell>
          <table:table-cell office:value-type="float" office:value="59.8003819167614" calcext:value-type="float">
            <text:p>59.800381916761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99" calcext:value-type="float">
            <text:p>0.99</text:p>
          </table:table-cell>
          <table:table-cell office:value-type="float" office:value="0.23" calcext:value-type="float">
            <text:p>0.23</text:p>
          </table:table-cell>
          <table:table-cell office:value-type="float" office:value="59.6476581096649" calcext:value-type="float">
            <text:p>59.6476581096649</text:p>
          </table:table-cell>
          <table:table-cell table:style-name="ce2" office:value-type="float" office:value="59.8575949668884" calcext:value-type="float">
            <text:p>59.8575949668884</text:p>
          </table:table-cell>
          <table:table-cell office:value-type="float" office:value="59.8093851733208" calcext:value-type="float">
            <text:p>59.8093851733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5:30:25.96072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29T15:30:30.382079118</dc:date>
    <meta:editing-duration>PT44S</meta:editing-duration>
    <meta:editing-cycles>2</meta:editing-cycles>
    <meta:generator>LibreOffice/6.4.7.2$Linux_X86_64 LibreOffice_project/40$Build-2</meta:generator>
    <meta:document-statistic meta:table-count="1" meta:cell-count="53" meta:object-count="0"/>
  </office:meta>
</office:document-meta>
</file>